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409cm" svg:y="0.286cm">
            <draw:object draw:notify-on-update-of-ranges="Sheet1.A1:Sheet1.A151 Sheet1.B1:Sheet1.B151 Sheet1.F1:Sheet1.F151 Sheet1.F1:Sheet1.F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]*[.D1]" office:value-type="float" office:value="0.00099" calcext:value-type="float">
            <text:p>0,00099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]*[.D2]" office:value-type="float" office:value="0.00049" calcext:value-type="float">
            <text:p>0,00049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]*[.D3]" office:value-type="float" office:value="0.000484" calcext:value-type="float">
            <text:p>0,000484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[.D4]" office:value-type="float" office:value="0.000482" calcext:value-type="float">
            <text:p>0,000482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]*[.D5]" office:value-type="float" office:value="0.00047" calcext:value-type="float">
            <text:p>0,00047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[.D6]" office:value-type="float" office:value="0.000454" calcext:value-type="float">
            <text:p>0,000454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]*[.D7]" office:value-type="float" office:value="0.000436" calcext:value-type="float">
            <text:p>0,000436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006051" calcext:value-type="float">
            <text:p>0,00605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]*[.D8]" office:value-type="float" office:value="0.000418" calcext:value-type="float">
            <text:p>0,000418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0054942" calcext:value-type="float">
            <text:p>0,0054942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]*[.D9]" office:value-type="float" office:value="0.000402" calcext:value-type="float">
            <text:p>0,000402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005037" calcext:value-type="float">
            <text:p>0,005037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]*[.D10]" office:value-type="float" office:value="0.000388" calcext:value-type="float">
            <text:p>0,000388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0046545" calcext:value-type="float">
            <text:p>0,0046545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]*[.D11]" office:value-type="float" office:value="0.000372" calcext:value-type="float">
            <text:p>0,000372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0043293" calcext:value-type="float">
            <text:p>0,0043293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]*[.D12]" office:value-type="float" office:value="0.00036" calcext:value-type="float">
            <text:p>0,00036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0040491" calcext:value-type="float">
            <text:p>0,0040491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]*[.D13]" office:value-type="float" office:value="0.000346" calcext:value-type="float">
            <text:p>0,000346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0038052" calcext:value-type="float">
            <text:p>0,0038052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]*[.D14]" office:value-type="float" office:value="0.000336" calcext:value-type="float">
            <text:p>0,000336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0035904" calcext:value-type="float">
            <text:p>0,0035904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5]*[.D15]" office:value-type="float" office:value="0.000324" calcext:value-type="float">
            <text:p>0,000324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6]*[.D16]" office:value-type="float" office:value="0.00008" calcext:value-type="float">
            <text:p>8E-05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7]*[.D17]" office:value-type="float" office:value="0.0000764" calcext:value-type="float">
            <text:p>7,64E-05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8]*[.D18]" office:value-type="float" office:value="0.0000732" calcext:value-type="float">
            <text:p>7,32E-05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9]*[.D19]" office:value-type="float" office:value="0.0000698" calcext:value-type="float">
            <text:p>6,98E-05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0]*[.D20]" office:value-type="float" office:value="0.0000672" calcext:value-type="float">
            <text:p>6,72E-05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1]*[.D21]" office:value-type="float" office:value="0.0000642" calcext:value-type="float">
            <text:p>6,42E-05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2]*[.D22]" office:value-type="float" office:value="0.000062" calcext:value-type="float">
            <text:p>6,2E-05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3]*[.D23]" office:value-type="float" office:value="0.0000596" calcext:value-type="float">
            <text:p>5,96E-05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4]*[.D24]" office:value-type="float" office:value="0.0000574" calcext:value-type="float">
            <text:p>5,74E-05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5]*[.D25]" office:value-type="float" office:value="0.0000554" calcext:value-type="float">
            <text:p>5,54E-05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6]*[.D26]" office:value-type="float" office:value="0.0000536" calcext:value-type="float">
            <text:p>5,36E-05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0032699" calcext:value-type="float">
            <text:p>0,0032699</text:p>
          </table:table-cell>
          <table:table-cell office:value-type="float" office:value="0.0000259" calcext:value-type="float">
            <text:p>2,5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7]*[.D27]" office:value-type="float" office:value="0.0000518" calcext:value-type="float">
            <text:p>5,18E-05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8]*[.D28]" office:value-type="float" office:value="0.0000502" calcext:value-type="float">
            <text:p>5,02E-05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0032276" calcext:value-type="float">
            <text:p>0,0032276</text:p>
          </table:table-cell>
          <table:table-cell office:value-type="float" office:value="0.0000244" calcext:value-type="float">
            <text:p>2,4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9]*[.D29]" office:value-type="float" office:value="0.0000488" calcext:value-type="float">
            <text:p>4,88E-05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0]*[.D30]" office:value-type="float" office:value="0.0000472" calcext:value-type="float">
            <text:p>4,72E-05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1]*[.D31]" office:value-type="float" office:value="0.0000462" calcext:value-type="float">
            <text:p>4,62E-05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0031652" calcext:value-type="float">
            <text:p>0,0031652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2]*[.D32]" office:value-type="float" office:value="0.0000448" calcext:value-type="float">
            <text:p>4,48E-05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3]*[.D33]" office:value-type="float" office:value="0.0000438" calcext:value-type="float">
            <text:p>4,38E-05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4]*[.D34]" office:value-type="float" office:value="0.000043" calcext:value-type="float">
            <text:p>4,3E-05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5]*[.D35]" office:value-type="float" office:value="0.000042" calcext:value-type="float">
            <text:p>4,2E-05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6]*[.D36]" office:value-type="float" office:value="0.000041" calcext:value-type="float">
            <text:p>4,1E-05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7]*[.D37]" office:value-type="float" office:value="0.0000402" calcext:value-type="float">
            <text:p>4,02E-05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8]*[.D38]" office:value-type="float" office:value="0.0000396" calcext:value-type="float">
            <text:p>3,96E-05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9]*[.D39]" office:value-type="float" office:value="0.0000388" calcext:value-type="float">
            <text:p>3,88E-05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0]*[.D40]" office:value-type="float" office:value="0.0000382" calcext:value-type="float">
            <text:p>3,82E-05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1]*[.D41]" office:value-type="float" office:value="0.0000376" calcext:value-type="float">
            <text:p>3,76E-05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2]*[.D42]" office:value-type="float" office:value="0.0000372" calcext:value-type="float">
            <text:p>3,72E-05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3]*[.D43]" office:value-type="float" office:value="0.0000368" calcext:value-type="float">
            <text:p>3,68E-05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4]*[.D44]" office:value-type="float" office:value="0.0000364" calcext:value-type="float">
            <text:p>3,64E-05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5]*[.D45]" office:value-type="float" office:value="0.000036" calcext:value-type="float">
            <text:p>3,6E-05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6]*[.D46]" office:value-type="float" office:value="0.0000356" calcext:value-type="float">
            <text:p>3,56E-05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7]*[.D47]" office:value-type="float" office:value="0.0000354" calcext:value-type="float">
            <text:p>3,54E-05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8]*[.D48]" office:value-type="float" office:value="0.000035" calcext:value-type="float">
            <text:p>3,5E-05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9]*[.D49]" office:value-type="float" office:value="0.0000348" calcext:value-type="float">
            <text:p>3,48E-05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0]*[.D50]" office:value-type="float" office:value="0.0000346" calcext:value-type="float">
            <text:p>3,46E-05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1]*[.D51]" office:value-type="float" office:value="0.0000344" calcext:value-type="float">
            <text:p>3,44E-05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2]*[.D52]" office:value-type="float" office:value="0.0000342" calcext:value-type="float">
            <text:p>3,42E-05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3]*[.D53]" office:value-type="float" office:value="0.000034" calcext:value-type="float">
            <text:p>3,4E-05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4]*[.D54]" office:value-type="float" office:value="0.0000338" calcext:value-type="float">
            <text:p>3,38E-05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5]*[.D55]" office:value-type="float" office:value="0.0000338" calcext:value-type="float">
            <text:p>3,38E-05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6]*[.D56]" office:value-type="float" office:value="0.0000336" calcext:value-type="float">
            <text:p>3,36E-05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0026908" calcext:value-type="float">
            <text:p>0,0026908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7]*[.D57]" office:value-type="float" office:value="0.0000336" calcext:value-type="float">
            <text:p>3,36E-05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8]*[.D58]" office:value-type="float" office:value="0.0000334" calcext:value-type="float">
            <text:p>3,34E-05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9]*[.D59]" office:value-type="float" office:value="0.0000334" calcext:value-type="float">
            <text:p>3,34E-05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0]*[.D60]" office:value-type="float" office:value="0.0000332" calcext:value-type="float">
            <text:p>3,32E-05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1]*[.D61]" office:value-type="float" office:value="0.0000332" calcext:value-type="float">
            <text:p>3,32E-05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0026048" calcext:value-type="float">
            <text:p>0,002604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2]*[.D62]" office:value-type="float" office:value="0.0000332" calcext:value-type="float">
            <text:p>3,32E-05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3]*[.D63]" office:value-type="float" office:value="0.000033" calcext:value-type="float">
            <text:p>3,3E-05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4]*[.D64]" office:value-type="float" office:value="0.000033" calcext:value-type="float">
            <text:p>3,3E-05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5]*[.D65]" office:value-type="float" office:value="0.000033" calcext:value-type="float">
            <text:p>3,3E-05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6]*[.D66]" office:value-type="float" office:value="0.000033" calcext:value-type="float">
            <text:p>3,3E-05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7]*[.D67]" office:value-type="float" office:value="0.0000328" calcext:value-type="float">
            <text:p>3,28E-05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8]*[.D68]" office:value-type="float" office:value="0.0000328" calcext:value-type="float">
            <text:p>3,28E-05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9]*[.D69]" office:value-type="float" office:value="0.0000328" calcext:value-type="float">
            <text:p>3,28E-05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0]*[.D70]" office:value-type="float" office:value="0.0000328" calcext:value-type="float">
            <text:p>3,28E-05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1]*[.D71]" office:value-type="float" office:value="0.0000326" calcext:value-type="float">
            <text:p>3,26E-05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2]*[.D72]" office:value-type="float" office:value="0.0000326" calcext:value-type="float">
            <text:p>3,26E-05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3]*[.D73]" office:value-type="float" office:value="0.0000326" calcext:value-type="float">
            <text:p>3,26E-05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4]*[.D74]" office:value-type="float" office:value="0.0000326" calcext:value-type="float">
            <text:p>3,26E-05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5]*[.D75]" office:value-type="float" office:value="0.0000326" calcext:value-type="float">
            <text:p>3,26E-05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6]*[.D76]" office:value-type="float" office:value="0.0000324" calcext:value-type="float">
            <text:p>3,24E-05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7]*[.D77]" office:value-type="float" office:value="0.0000324" calcext:value-type="float">
            <text:p>3,24E-05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8]*[.D78]" office:value-type="float" office:value="0.0000324" calcext:value-type="float">
            <text:p>3,24E-05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9]*[.D79]" office:value-type="float" office:value="0.0000324" calcext:value-type="float">
            <text:p>3,24E-05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0]*[.D80]" office:value-type="float" office:value="0.0000322" calcext:value-type="float">
            <text:p>3,22E-05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1]*[.D81]" office:value-type="float" office:value="0.0000322" calcext:value-type="float">
            <text:p>3,22E-05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2]*[.D82]" office:value-type="float" office:value="0.0000322" calcext:value-type="float">
            <text:p>3,22E-05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3]*[.D83]" office:value-type="float" office:value="0.0000322" calcext:value-type="float">
            <text:p>3,22E-05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4]*[.D84]" office:value-type="float" office:value="0.000032" calcext:value-type="float">
            <text:p>3,2E-05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5]*[.D85]" office:value-type="float" office:value="0.000032" calcext:value-type="float">
            <text:p>3,2E-05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6]*[.D86]" office:value-type="float" office:value="0.000032" calcext:value-type="float">
            <text:p>3,2E-05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7]*[.D87]" office:value-type="float" office:value="0.0000318" calcext:value-type="float">
            <text:p>3,18E-05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8]*[.D88]" office:value-type="float" office:value="0.0000318" calcext:value-type="float">
            <text:p>3,18E-05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9]*[.D89]" office:value-type="float" office:value="0.0000318" calcext:value-type="float">
            <text:p>3,18E-05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0]*[.D90]" office:value-type="float" office:value="0.0000316" calcext:value-type="float">
            <text:p>3,16E-05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1]*[.D91]" office:value-type="float" office:value="0.0000316" calcext:value-type="float">
            <text:p>3,16E-05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0021437" calcext:value-type="float">
            <text:p>0,002143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2]*[.D92]" office:value-type="float" office:value="0.0000316" calcext:value-type="float">
            <text:p>3,16E-05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3]*[.D93]" office:value-type="float" office:value="0.0000314" calcext:value-type="float">
            <text:p>3,14E-05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4]*[.D94]" office:value-type="float" office:value="0.0000314" calcext:value-type="float">
            <text:p>3,14E-05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5]*[.D95]" office:value-type="float" office:value="0.0000312" calcext:value-type="float">
            <text:p>3,12E-05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6]*[.D96]" office:value-type="float" office:value="0.0000312" calcext:value-type="float">
            <text:p>3,12E-05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7]*[.D97]" office:value-type="float" office:value="0.000031" calcext:value-type="float">
            <text:p>3,1E-05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8]*[.D98]" office:value-type="float" office:value="0.000031" calcext:value-type="float">
            <text:p>3,1E-05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9]*[.D99]" office:value-type="float" office:value="0.0000308" calcext:value-type="float">
            <text:p>3,08E-05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0]*[.D100]" office:value-type="float" office:value="0.0000308" calcext:value-type="float">
            <text:p>3,08E-05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1]*[.D101]" office:value-type="float" office:value="0.0000306" calcext:value-type="float">
            <text:p>3,06E-05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2]*[.D102]" office:value-type="float" office:value="0.0000306" calcext:value-type="float">
            <text:p>3,06E-05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0019959" calcext:value-type="float">
            <text:p>0,001995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3]*[.D103]" office:value-type="float" office:value="0.0000306" calcext:value-type="float">
            <text:p>3,06E-05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4]*[.D104]" office:value-type="float" office:value="0.0000304" calcext:value-type="float">
            <text:p>3,04E-05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5]*[.D105]" office:value-type="float" office:value="0.0000302" calcext:value-type="float">
            <text:p>3,02E-05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6]*[.D106]" office:value-type="float" office:value="0.0000302" calcext:value-type="float">
            <text:p>3,02E-05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7]*[.D107]" office:value-type="float" office:value="0.00003" calcext:value-type="float">
            <text:p>3E-05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8]*[.D108]" office:value-type="float" office:value="0.00003" calcext:value-type="float">
            <text:p>3E-05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9]*[.D109]" office:value-type="float" office:value="0.0000298" calcext:value-type="float">
            <text:p>2,98E-05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0]*[.D110]" office:value-type="float" office:value="0.0000298" calcext:value-type="float">
            <text:p>2,98E-05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1]*[.D111]" office:value-type="float" office:value="0.0000296" calcext:value-type="float">
            <text:p>2,96E-05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2]*[.D112]" office:value-type="float" office:value="0.0000294" calcext:value-type="float">
            <text:p>2,94E-05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3]*[.D113]" office:value-type="float" office:value="0.0000294" calcext:value-type="float">
            <text:p>2,94E-05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4]*[.D114]" office:value-type="float" office:value="0.0000292" calcext:value-type="float">
            <text:p>2,92E-05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5]*[.D115]" office:value-type="float" office:value="0.000029" calcext:value-type="float">
            <text:p>2,9E-05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6]*[.D116]" office:value-type="float" office:value="0.000029" calcext:value-type="float">
            <text:p>2,9E-05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7]*[.D117]" office:value-type="float" office:value="0.0000288" calcext:value-type="float">
            <text:p>2,88E-05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8]*[.D118]" office:value-type="float" office:value="0.0000286" calcext:value-type="float">
            <text:p>2,86E-05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9]*[.D119]" office:value-type="float" office:value="0.0000286" calcext:value-type="float">
            <text:p>2,86E-05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0]*[.D120]" office:value-type="float" office:value="0.0000284" calcext:value-type="float">
            <text:p>2,84E-05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1]*[.D121]" office:value-type="float" office:value="0.0000282" calcext:value-type="float">
            <text:p>2,82E-05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2]*[.D122]" office:value-type="float" office:value="0.0000282" calcext:value-type="float">
            <text:p>2,82E-05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3]*[.D123]" office:value-type="float" office:value="0.000028" calcext:value-type="float">
            <text:p>2,8E-05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4]*[.D124]" office:value-type="float" office:value="0.0000278" calcext:value-type="float">
            <text:p>2,78E-05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5]*[.D125]" office:value-type="float" office:value="0.0000278" calcext:value-type="float">
            <text:p>2,78E-05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6]*[.D126]" office:value-type="float" office:value="0.0000276" calcext:value-type="float">
            <text:p>2,76E-05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7]*[.D127]" office:value-type="float" office:value="0.0000274" calcext:value-type="float">
            <text:p>2,74E-05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0016967" calcext:value-type="float">
            <text:p>0,0016967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8]*[.D128]" office:value-type="float" office:value="0.0000274" calcext:value-type="float">
            <text:p>2,74E-05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9]*[.D129]" office:value-type="float" office:value="0.0000272" calcext:value-type="float">
            <text:p>2,72E-05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0]*[.D130]" office:value-type="float" office:value="0.000027" calcext:value-type="float">
            <text:p>2,7E-05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1]*[.D131]" office:value-type="float" office:value="0.0000268" calcext:value-type="float">
            <text:p>2,68E-05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2]*[.D132]" office:value-type="float" office:value="0.0000268" calcext:value-type="float">
            <text:p>2,68E-05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3]*[.D133]" office:value-type="float" office:value="0.0000266" calcext:value-type="float">
            <text:p>2,66E-05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4]*[.D134]" office:value-type="float" office:value="0.0000264" calcext:value-type="float">
            <text:p>2,64E-05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5]*[.D135]" office:value-type="float" office:value="0.0000262" calcext:value-type="float">
            <text:p>2,62E-05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6]*[.D136]" office:value-type="float" office:value="0.0000262" calcext:value-type="float">
            <text:p>2,62E-05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7]*[.D137]" office:value-type="float" office:value="0.000026" calcext:value-type="float">
            <text:p>2,6E-05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8]*[.D138]" office:value-type="float" office:value="0.0000258" calcext:value-type="float">
            <text:p>2,58E-05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9]*[.D139]" office:value-type="float" office:value="0.0000256" calcext:value-type="float">
            <text:p>2,56E-05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0]*[.D140]" office:value-type="float" office:value="0.0000256" calcext:value-type="float">
            <text:p>2,56E-05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1]*[.D141]" office:value-type="float" office:value="0.0000254" calcext:value-type="float">
            <text:p>2,54E-05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2]*[.D142]" office:value-type="float" office:value="0.0000252" calcext:value-type="float">
            <text:p>2,52E-05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3]*[.D143]" office:value-type="float" office:value="0.000025" calcext:value-type="float">
            <text:p>2,5E-05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4]*[.D144]" office:value-type="float" office:value="0.0097" calcext:value-type="float">
            <text:p>0,0097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5]*[.D145]" office:value-type="float" office:value="0.0167" calcext:value-type="float">
            <text:p>0,0167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0.00882" calcext:value-type="float">
            <text:p>0,00882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6]*[.D146]" office:value-type="float" office:value="0.0252" calcext:value-type="float">
            <text:p>0,0252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7]*[.D147]" office:value-type="float" office:value="0.0342" calcext:value-type="float">
            <text:p>0,0342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8]*[.D148]" office:value-type="float" office:value="0.0434" calcext:value-type="float">
            <text:p>0,0434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9]*[.D149]" office:value-type="float" office:value="0.0554" calcext:value-type="float">
            <text:p>0,0554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50]*[.D150]" office:value-type="float" office:value="0.0628" calcext:value-type="float">
            <text:p>0,0628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51]*[.D151]" office:value-type="float" office:value="0.0622" calcext:value-type="float">
            <text:p>0,0622</text:p>
          </table:table-cell>
        </table:table-row>
        <table:table-row table:style-name="ro1" table:number-rows-repeated="16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8:59:45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30T19:12:31.445000000</dc:date>
    <meta:editing-duration>PT13M4S</meta:editing-duration>
    <meta:editing-cycles>4</meta:editing-cycles>
    <meta:document-statistic meta:table-count="1" meta:cell-count="75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Sheet1.F1:Sheet1.F151" chart:error-lower-range="Sheet1.F1:Sheet1.F151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2" chart:maximum="0.1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Sheet1.F1:Sheet1.F151" chart:error-lower-range="Sheet1.F1:Sheet1.F15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F1:Sheet1.F151" chart:error-lower-range="Sheet1.F1:Sheet1.F151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Sheet1.A1:Sheet1.B151" svg:x="0.32cm" svg:y="0.18cm" svg:width="12.614cm" svg:height="8.64cm">
          <chart:coordinate-region svg:x="1.338cm" svg:y="0.18cm" svg:width="11.224cm" svg:height="8.4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51" chart:class="chart:scatter">
            <chart:domain table:cell-range-address="Sheet1.A1:Sheet1.A151"/>
            <chart:error-indicator chart:style-name="ch8" chart:dimension="y"/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F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51</svg:desc>
                </draw:g>
              </table:table-cell>
              <table:table-cell office:value-type="float" office:value="0.031441">
                <text:p>0.031441</text:p>
                <draw:g>
                  <svg:desc>Sheet1.B1:Sheet1.B151</svg:desc>
                </draw:g>
              </table:table-cell>
              <table:table-cell office:value-type="float" office:value="0.00099">
                <text:p>0.00099</text:p>
                <draw:g>
                  <svg:desc>Sheet1.F1:Sheet1.F151</svg:desc>
                </draw:g>
              </table:table-cell>
              <table:table-cell office:value-type="float" office:value="0.00099">
                <text:p>0.00099</text:p>
                <draw:g>
                  <svg:desc>Sheet1.F1:Sheet1.F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833">
                <text:p>0.01833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332">
                <text:p>0.01332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0596">
                <text:p>0.010596</text:p>
              </table:table-cell>
              <table:table-cell office:value-type="float" office:value="0.000482">
                <text:p>0.000482</text:p>
              </table:table-cell>
              <table:table-cell office:value-type="float" office:value="0.000482">
                <text:p>0.000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88621">
                <text:p>0.0088621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76501">
                <text:p>0.0076501</text:p>
              </table:table-cell>
              <table:table-cell office:value-type="float" office:value="0.000454">
                <text:p>0.000454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67501">
                <text:p>0.0067501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6051">
                <text:p>0.006051</text:p>
              </table:table-cell>
              <table:table-cell office:value-type="float" office:value="0.000418">
                <text:p>0.000418</text:p>
              </table:table-cell>
              <table:table-cell office:value-type="float" office:value="0.000418">
                <text:p>0.000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54942">
                <text:p>0.0054942</text:p>
              </table:table-cell>
              <table:table-cell office:value-type="float" office:value="0.000402">
                <text:p>0.000402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5037">
                <text:p>0.005037</text:p>
              </table:table-cell>
              <table:table-cell office:value-type="float" office:value="0.000388">
                <text:p>0.000388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46545">
                <text:p>0.0046545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43293">
                <text:p>0.0043293</text:p>
              </table:table-cell>
              <table:table-cell office:value-type="float" office:value="0.00036">
                <text:p>0.00036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40491">
                <text:p>0.0040491</text:p>
              </table:table-cell>
              <table:table-cell office:value-type="float" office:value="0.000346">
                <text:p>0.000346</text:p>
              </table:table-cell>
              <table:table-cell office:value-type="float" office:value="0.000346">
                <text:p>0.000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38052">
                <text:p>0.0038052</text:p>
              </table:table-cell>
              <table:table-cell office:value-type="float" office:value="0.000336">
                <text:p>0.000336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35904">
                <text:p>0.0035904</text:p>
              </table:table-cell>
              <table:table-cell office:value-type="float" office:value="0.000324">
                <text:p>0.000324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35128">
                <text:p>0.003512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34899">
                <text:p>0.0034899</text:p>
              </table:table-cell>
              <table:table-cell office:value-type="float" office:value="0.0000764">
                <text:p>0.0000764</text:p>
              </table:table-cell>
              <table:table-cell office:value-type="float" office:value="0.0000764">
                <text:p>0.0000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34672">
                <text:p>0.0034672</text:p>
              </table:table-cell>
              <table:table-cell office:value-type="float" office:value="0.0000732">
                <text:p>0.0000732</text:p>
              </table:table-cell>
              <table:table-cell office:value-type="float" office:value="0.0000732">
                <text:p>0.0000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34447">
                <text:p>0.0034447</text:p>
              </table:table-cell>
              <table:table-cell office:value-type="float" office:value="0.0000698">
                <text:p>0.0000698</text:p>
              </table:table-cell>
              <table:table-cell office:value-type="float" office:value="0.0000698">
                <text:p>0.0000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34223">
                <text:p>0.0034223</text:p>
              </table:table-cell>
              <table:table-cell office:value-type="float" office:value="0.0000672">
                <text:p>0.0000672</text:p>
              </table:table-cell>
              <table:table-cell office:value-type="float" office:value="0.0000672">
                <text:p>0.0000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34001">
                <text:p>0.0034001</text:p>
              </table:table-cell>
              <table:table-cell office:value-type="float" office:value="0.0000642">
                <text:p>0.0000642</text:p>
              </table:table-cell>
              <table:table-cell office:value-type="float" office:value="0.0000642">
                <text:p>0.0000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3378">
                <text:p>0.003378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33561">
                <text:p>0.0033561</text:p>
              </table:table-cell>
              <table:table-cell office:value-type="float" office:value="0.0000596">
                <text:p>0.0000596</text:p>
              </table:table-cell>
              <table:table-cell office:value-type="float" office:value="0.0000596">
                <text:p>0.0000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33343">
                <text:p>0.0033343</text:p>
              </table:table-cell>
              <table:table-cell office:value-type="float" office:value="0.0000574">
                <text:p>0.0000574</text:p>
              </table:table-cell>
              <table:table-cell office:value-type="float" office:value="0.0000574">
                <text:p>0.0000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33127">
                <text:p>0.0033127</text:p>
              </table:table-cell>
              <table:table-cell office:value-type="float" office:value="0.0000554">
                <text:p>0.0000554</text:p>
              </table:table-cell>
              <table:table-cell office:value-type="float" office:value="0.0000554">
                <text:p>0.0000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32912">
                <text:p>0.0032912</text:p>
              </table:table-cell>
              <table:table-cell office:value-type="float" office:value="0.0000536">
                <text:p>0.0000536</text:p>
              </table:table-cell>
              <table:table-cell office:value-type="float" office:value="0.0000536">
                <text:p>0.0000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32699">
                <text:p>0.0032699</text:p>
              </table:table-cell>
              <table:table-cell office:value-type="float" office:value="0.0000518">
                <text:p>0.0000518</text:p>
              </table:table-cell>
              <table:table-cell office:value-type="float" office:value="0.0000518">
                <text:p>0.0000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32487">
                <text:p>0.0032487</text:p>
              </table:table-cell>
              <table:table-cell office:value-type="float" office:value="0.0000502">
                <text:p>0.0000502</text:p>
              </table:table-cell>
              <table:table-cell office:value-type="float" office:value="0.0000502">
                <text:p>0.0000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32276">
                <text:p>0.0032276</text:p>
              </table:table-cell>
              <table:table-cell office:value-type="float" office:value="0.0000488">
                <text:p>0.0000488</text:p>
              </table:table-cell>
              <table:table-cell office:value-type="float" office:value="0.0000488">
                <text:p>0.0000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32067">
                <text:p>0.0032067</text:p>
              </table:table-cell>
              <table:table-cell office:value-type="float" office:value="0.0000472">
                <text:p>0.0000472</text:p>
              </table:table-cell>
              <table:table-cell office:value-type="float" office:value="0.0000472">
                <text:p>0.0000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31859">
                <text:p>0.0031859</text:p>
              </table:table-cell>
              <table:table-cell office:value-type="float" office:value="0.0000462">
                <text:p>0.0000462</text:p>
              </table:table-cell>
              <table:table-cell office:value-type="float" office:value="0.0000462">
                <text:p>0.0000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31652">
                <text:p>0.0031652</text:p>
              </table:table-cell>
              <table:table-cell office:value-type="float" office:value="0.0000448">
                <text:p>0.0000448</text:p>
              </table:table-cell>
              <table:table-cell office:value-type="float" office:value="0.0000448">
                <text:p>0.0000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31447">
                <text:p>0.0031447</text:p>
              </table:table-cell>
              <table:table-cell office:value-type="float" office:value="0.0000438">
                <text:p>0.0000438</text:p>
              </table:table-cell>
              <table:table-cell office:value-type="float" office:value="0.0000438">
                <text:p>0.0000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31244">
                <text:p>0.0031244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31041">
                <text:p>0.0031041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00402">
                <text:p>0.0000402</text:p>
              </table:table-cell>
              <table:table-cell office:value-type="float" office:value="0.0000402">
                <text:p>0.0000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30442">
                <text:p>0.0030442</text:p>
              </table:table-cell>
              <table:table-cell office:value-type="float" office:value="0.0000396">
                <text:p>0.0000396</text:p>
              </table:table-cell>
              <table:table-cell office:value-type="float" office:value="0.0000396">
                <text:p>0.0000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30245">
                <text:p>0.0030245</text:p>
              </table:table-cell>
              <table:table-cell office:value-type="float" office:value="0.0000388">
                <text:p>0.0000388</text:p>
              </table:table-cell>
              <table:table-cell office:value-type="float" office:value="0.0000388">
                <text:p>0.0000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30049">
                <text:p>0.0030049</text:p>
              </table:table-cell>
              <table:table-cell office:value-type="float" office:value="0.0000382">
                <text:p>0.0000382</text:p>
              </table:table-cell>
              <table:table-cell office:value-type="float" office:value="0.0000382">
                <text:p>0.0000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29854">
                <text:p>0.0029854</text:p>
              </table:table-cell>
              <table:table-cell office:value-type="float" office:value="0.0000376">
                <text:p>0.0000376</text:p>
              </table:table-cell>
              <table:table-cell office:value-type="float" office:value="0.0000376">
                <text:p>0.00003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29661">
                <text:p>0.0029661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372">
                <text:p>0.0000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29469">
                <text:p>0.0029469</text:p>
              </table:table-cell>
              <table:table-cell office:value-type="float" office:value="0.0000368">
                <text:p>0.0000368</text:p>
              </table:table-cell>
              <table:table-cell office:value-type="float" office:value="0.0000368">
                <text:p>0.0000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29278">
                <text:p>0.0029278</text:p>
              </table:table-cell>
              <table:table-cell office:value-type="float" office:value="0.0000364">
                <text:p>0.0000364</text:p>
              </table:table-cell>
              <table:table-cell office:value-type="float" office:value="0.0000364">
                <text:p>0.0000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29088">
                <text:p>0.0029088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289">
                <text:p>0.00289</text:p>
              </table:table-cell>
              <table:table-cell office:value-type="float" office:value="0.0000356">
                <text:p>0.0000356</text:p>
              </table:table-cell>
              <table:table-cell office:value-type="float" office:value="0.0000356">
                <text:p>0.0000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28713">
                <text:p>0.0028713</text:p>
              </table:table-cell>
              <table:table-cell office:value-type="float" office:value="0.0000354">
                <text:p>0.0000354</text:p>
              </table:table-cell>
              <table:table-cell office:value-type="float" office:value="0.0000354">
                <text:p>0.0000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28527">
                <text:p>0.0028527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28343">
                <text:p>0.0028343</text:p>
              </table:table-cell>
              <table:table-cell office:value-type="float" office:value="0.0000348">
                <text:p>0.0000348</text:p>
              </table:table-cell>
              <table:table-cell office:value-type="float" office:value="0.0000348">
                <text:p>0.0000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28159">
                <text:p>0.0028159</text:p>
              </table:table-cell>
              <table:table-cell office:value-type="float" office:value="0.0000346">
                <text:p>0.0000346</text:p>
              </table:table-cell>
              <table:table-cell office:value-type="float" office:value="0.0000346">
                <text:p>0.0000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27977">
                <text:p>0.0027977</text:p>
              </table:table-cell>
              <table:table-cell office:value-type="float" office:value="0.0000344">
                <text:p>0.0000344</text:p>
              </table:table-cell>
              <table:table-cell office:value-type="float" office:value="0.0000344">
                <text:p>0.0000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27795">
                <text:p>0.0027795</text:p>
              </table:table-cell>
              <table:table-cell office:value-type="float" office:value="0.0000342">
                <text:p>0.0000342</text:p>
              </table:table-cell>
              <table:table-cell office:value-type="float" office:value="0.0000342">
                <text:p>0.00003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27616">
                <text:p>0.0027616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27437">
                <text:p>0.0027437</text:p>
              </table:table-cell>
              <table:table-cell office:value-type="float" office:value="0.0000338">
                <text:p>0.0000338</text:p>
              </table:table-cell>
              <table:table-cell office:value-type="float" office:value="0.0000338">
                <text:p>0.0000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27259">
                <text:p>0.0027259</text:p>
              </table:table-cell>
              <table:table-cell office:value-type="float" office:value="0.0000338">
                <text:p>0.0000338</text:p>
              </table:table-cell>
              <table:table-cell office:value-type="float" office:value="0.0000338">
                <text:p>0.0000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27083">
                <text:p>0.0027083</text:p>
              </table:table-cell>
              <table:table-cell office:value-type="float" office:value="0.0000336">
                <text:p>0.0000336</text:p>
              </table:table-cell>
              <table:table-cell office:value-type="float" office:value="0.0000336">
                <text:p>0.0000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26908">
                <text:p>0.0026908</text:p>
              </table:table-cell>
              <table:table-cell office:value-type="float" office:value="0.0000336">
                <text:p>0.0000336</text:p>
              </table:table-cell>
              <table:table-cell office:value-type="float" office:value="0.0000336">
                <text:p>0.0000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26733">
                <text:p>0.0026733</text:p>
              </table:table-cell>
              <table:table-cell office:value-type="float" office:value="0.0000334">
                <text:p>0.0000334</text:p>
              </table:table-cell>
              <table:table-cell office:value-type="float" office:value="0.0000334">
                <text:p>0.0000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2656">
                <text:p>0.002656</text:p>
              </table:table-cell>
              <table:table-cell office:value-type="float" office:value="0.0000334">
                <text:p>0.0000334</text:p>
              </table:table-cell>
              <table:table-cell office:value-type="float" office:value="0.0000334">
                <text:p>0.0000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26388">
                <text:p>0.0026388</text:p>
              </table:table-cell>
              <table:table-cell office:value-type="float" office:value="0.0000332">
                <text:p>0.0000332</text:p>
              </table:table-cell>
              <table:table-cell office:value-type="float" office:value="0.0000332">
                <text:p>0.0000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26217">
                <text:p>0.0026217</text:p>
              </table:table-cell>
              <table:table-cell office:value-type="float" office:value="0.0000332">
                <text:p>0.0000332</text:p>
              </table:table-cell>
              <table:table-cell office:value-type="float" office:value="0.0000332">
                <text:p>0.0000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26048">
                <text:p>0.0026048</text:p>
              </table:table-cell>
              <table:table-cell office:value-type="float" office:value="0.0000332">
                <text:p>0.0000332</text:p>
              </table:table-cell>
              <table:table-cell office:value-type="float" office:value="0.0000332">
                <text:p>0.0000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25879">
                <text:p>0.0025879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25712">
                <text:p>0.0025712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25545">
                <text:p>0.002554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2538">
                <text:p>0.002538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25216">
                <text:p>0.0025216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328">
                <text:p>0.00003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25052">
                <text:p>0.0025052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328">
                <text:p>0.0000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2489">
                <text:p>0.002489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328">
                <text:p>0.0000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24729">
                <text:p>0.0024729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328">
                <text:p>0.0000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0024569">
                <text:p>0.0024569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0326">
                <text:p>0.00003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002441">
                <text:p>0.002441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0326">
                <text:p>0.0000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0024252">
                <text:p>0.0024252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0326">
                <text:p>0.0000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0024095">
                <text:p>0.0024095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0326">
                <text:p>0.0000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0023939">
                <text:p>0.0023939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0326">
                <text:p>0.0000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0023784">
                <text:p>0.0023784</text:p>
              </table:table-cell>
              <table:table-cell office:value-type="float" office:value="0.0000324">
                <text:p>0.0000324</text:p>
              </table:table-cell>
              <table:table-cell office:value-type="float" office:value="0.0000324">
                <text:p>0.0000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2363">
                <text:p>0.002363</text:p>
              </table:table-cell>
              <table:table-cell office:value-type="float" office:value="0.0000324">
                <text:p>0.0000324</text:p>
              </table:table-cell>
              <table:table-cell office:value-type="float" office:value="0.0000324">
                <text:p>0.00003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0023477">
                <text:p>0.0023477</text:p>
              </table:table-cell>
              <table:table-cell office:value-type="float" office:value="0.0000324">
                <text:p>0.0000324</text:p>
              </table:table-cell>
              <table:table-cell office:value-type="float" office:value="0.0000324">
                <text:p>0.0000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0023325">
                <text:p>0.0023325</text:p>
              </table:table-cell>
              <table:table-cell office:value-type="float" office:value="0.0000324">
                <text:p>0.0000324</text:p>
              </table:table-cell>
              <table:table-cell office:value-type="float" office:value="0.0000324">
                <text:p>0.0000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023174">
                <text:p>0.0023174</text:p>
              </table:table-cell>
              <table:table-cell office:value-type="float" office:value="0.0000322">
                <text:p>0.0000322</text:p>
              </table:table-cell>
              <table:table-cell office:value-type="float" office:value="0.0000322">
                <text:p>0.00003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0023024">
                <text:p>0.0023024</text:p>
              </table:table-cell>
              <table:table-cell office:value-type="float" office:value="0.0000322">
                <text:p>0.0000322</text:p>
              </table:table-cell>
              <table:table-cell office:value-type="float" office:value="0.0000322">
                <text:p>0.0000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000322">
                <text:p>0.0000322</text:p>
              </table:table-cell>
              <table:table-cell office:value-type="float" office:value="0.0000322">
                <text:p>0.00003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0022727">
                <text:p>0.0022727</text:p>
              </table:table-cell>
              <table:table-cell office:value-type="float" office:value="0.0000322">
                <text:p>0.0000322</text:p>
              </table:table-cell>
              <table:table-cell office:value-type="float" office:value="0.0000322">
                <text:p>0.0000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002258">
                <text:p>0.002258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0022434">
                <text:p>0.0022434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0022289">
                <text:p>0.0022289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0022145">
                <text:p>0.0022145</text:p>
              </table:table-cell>
              <table:table-cell office:value-type="float" office:value="0.0000318">
                <text:p>0.0000318</text:p>
              </table:table-cell>
              <table:table-cell office:value-type="float" office:value="0.0000318">
                <text:p>0.00003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0022001">
                <text:p>0.0022001</text:p>
              </table:table-cell>
              <table:table-cell office:value-type="float" office:value="0.0000318">
                <text:p>0.0000318</text:p>
              </table:table-cell>
              <table:table-cell office:value-type="float" office:value="0.0000318">
                <text:p>0.0000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0021859">
                <text:p>0.0021859</text:p>
              </table:table-cell>
              <table:table-cell office:value-type="float" office:value="0.0000318">
                <text:p>0.0000318</text:p>
              </table:table-cell>
              <table:table-cell office:value-type="float" office:value="0.0000318">
                <text:p>0.0000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021717">
                <text:p>0.0021717</text:p>
              </table:table-cell>
              <table:table-cell office:value-type="float" office:value="0.0000316">
                <text:p>0.0000316</text:p>
              </table:table-cell>
              <table:table-cell office:value-type="float" office:value="0.0000316">
                <text:p>0.0000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0021577">
                <text:p>0.0021577</text:p>
              </table:table-cell>
              <table:table-cell office:value-type="float" office:value="0.0000316">
                <text:p>0.0000316</text:p>
              </table:table-cell>
              <table:table-cell office:value-type="float" office:value="0.0000316">
                <text:p>0.00003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0021437">
                <text:p>0.0021437</text:p>
              </table:table-cell>
              <table:table-cell office:value-type="float" office:value="0.0000316">
                <text:p>0.0000316</text:p>
              </table:table-cell>
              <table:table-cell office:value-type="float" office:value="0.0000316">
                <text:p>0.00003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0021298">
                <text:p>0.0021298</text:p>
              </table:table-cell>
              <table:table-cell office:value-type="float" office:value="0.0000314">
                <text:p>0.0000314</text:p>
              </table:table-cell>
              <table:table-cell office:value-type="float" office:value="0.0000314">
                <text:p>0.00003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002116">
                <text:p>0.002116</text:p>
              </table:table-cell>
              <table:table-cell office:value-type="float" office:value="0.0000314">
                <text:p>0.0000314</text:p>
              </table:table-cell>
              <table:table-cell office:value-type="float" office:value="0.0000314">
                <text:p>0.0000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0021023">
                <text:p>0.0021023</text:p>
              </table:table-cell>
              <table:table-cell office:value-type="float" office:value="0.0000312">
                <text:p>0.0000312</text:p>
              </table:table-cell>
              <table:table-cell office:value-type="float" office:value="0.0000312">
                <text:p>0.0000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0020887">
                <text:p>0.0020887</text:p>
              </table:table-cell>
              <table:table-cell office:value-type="float" office:value="0.0000312">
                <text:p>0.0000312</text:p>
              </table:table-cell>
              <table:table-cell office:value-type="float" office:value="0.0000312">
                <text:p>0.0000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0020752">
                <text:p>0.0020752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0020618">
                <text:p>0.0020618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0020484">
                <text:p>0.0020484</text:p>
              </table:table-cell>
              <table:table-cell office:value-type="float" office:value="0.0000308">
                <text:p>0.0000308</text:p>
              </table:table-cell>
              <table:table-cell office:value-type="float" office:value="0.0000308">
                <text:p>0.0000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0020352">
                <text:p>0.0020352</text:p>
              </table:table-cell>
              <table:table-cell office:value-type="float" office:value="0.0000308">
                <text:p>0.0000308</text:p>
              </table:table-cell>
              <table:table-cell office:value-type="float" office:value="0.0000308">
                <text:p>0.00003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002022">
                <text:p>0.002022</text:p>
              </table:table-cell>
              <table:table-cell office:value-type="float" office:value="0.0000306">
                <text:p>0.0000306</text:p>
              </table:table-cell>
              <table:table-cell office:value-type="float" office:value="0.0000306">
                <text:p>0.0000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0020089">
                <text:p>0.0020089</text:p>
              </table:table-cell>
              <table:table-cell office:value-type="float" office:value="0.0000306">
                <text:p>0.0000306</text:p>
              </table:table-cell>
              <table:table-cell office:value-type="float" office:value="0.0000306">
                <text:p>0.0000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0019959">
                <text:p>0.0019959</text:p>
              </table:table-cell>
              <table:table-cell office:value-type="float" office:value="0.0000306">
                <text:p>0.0000306</text:p>
              </table:table-cell>
              <table:table-cell office:value-type="float" office:value="0.0000306">
                <text:p>0.0000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001983">
                <text:p>0.001983</text:p>
              </table:table-cell>
              <table:table-cell office:value-type="float" office:value="0.0000304">
                <text:p>0.0000304</text:p>
              </table:table-cell>
              <table:table-cell office:value-type="float" office:value="0.0000304">
                <text:p>0.0000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0019701">
                <text:p>0.0019701</text:p>
              </table:table-cell>
              <table:table-cell office:value-type="float" office:value="0.0000302">
                <text:p>0.0000302</text:p>
              </table:table-cell>
              <table:table-cell office:value-type="float" office:value="0.0000302">
                <text:p>0.0000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0019574">
                <text:p>0.0019574</text:p>
              </table:table-cell>
              <table:table-cell office:value-type="float" office:value="0.0000302">
                <text:p>0.0000302</text:p>
              </table:table-cell>
              <table:table-cell office:value-type="float" office:value="0.0000302">
                <text:p>0.0000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0019447">
                <text:p>0.0019447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0019321">
                <text:p>0.0019321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0019196">
                <text:p>0.0019196</text:p>
              </table:table-cell>
              <table:table-cell office:value-type="float" office:value="0.0000298">
                <text:p>0.0000298</text:p>
              </table:table-cell>
              <table:table-cell office:value-type="float" office:value="0.0000298">
                <text:p>0.0000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0019072">
                <text:p>0.0019072</text:p>
              </table:table-cell>
              <table:table-cell office:value-type="float" office:value="0.0000298">
                <text:p>0.0000298</text:p>
              </table:table-cell>
              <table:table-cell office:value-type="float" office:value="0.0000298">
                <text:p>0.0000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0018948">
                <text:p>0.0018948</text:p>
              </table:table-cell>
              <table:table-cell office:value-type="float" office:value="0.0000296">
                <text:p>0.0000296</text:p>
              </table:table-cell>
              <table:table-cell office:value-type="float" office:value="0.0000296">
                <text:p>0.0000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0018826">
                <text:p>0.0018826</text:p>
              </table:table-cell>
              <table:table-cell office:value-type="float" office:value="0.0000294">
                <text:p>0.0000294</text:p>
              </table:table-cell>
              <table:table-cell office:value-type="float" office:value="0.0000294">
                <text:p>0.00002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0018704">
                <text:p>0.0018704</text:p>
              </table:table-cell>
              <table:table-cell office:value-type="float" office:value="0.0000294">
                <text:p>0.0000294</text:p>
              </table:table-cell>
              <table:table-cell office:value-type="float" office:value="0.0000294">
                <text:p>0.0000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0018583">
                <text:p>0.0018583</text:p>
              </table:table-cell>
              <table:table-cell office:value-type="float" office:value="0.0000292">
                <text:p>0.0000292</text:p>
              </table:table-cell>
              <table:table-cell office:value-type="float" office:value="0.0000292">
                <text:p>0.0000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0018462">
                <text:p>0.001846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0018343">
                <text:p>0.0018343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0018224">
                <text:p>0.0018224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000288">
                <text:p>0.0000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0018106">
                <text:p>0.0018106</text:p>
              </table:table-cell>
              <table:table-cell office:value-type="float" office:value="0.0000286">
                <text:p>0.0000286</text:p>
              </table:table-cell>
              <table:table-cell office:value-type="float" office:value="0.0000286">
                <text:p>0.0000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0017989">
                <text:p>0.0017989</text:p>
              </table:table-cell>
              <table:table-cell office:value-type="float" office:value="0.0000286">
                <text:p>0.0000286</text:p>
              </table:table-cell>
              <table:table-cell office:value-type="float" office:value="0.0000286">
                <text:p>0.00002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0017873">
                <text:p>0.0017873</text:p>
              </table:table-cell>
              <table:table-cell office:value-type="float" office:value="0.0000284">
                <text:p>0.0000284</text:p>
              </table:table-cell>
              <table:table-cell office:value-type="float" office:value="0.0000284">
                <text:p>0.0000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0017757">
                <text:p>0.0017757</text:p>
              </table:table-cell>
              <table:table-cell office:value-type="float" office:value="0.0000282">
                <text:p>0.0000282</text:p>
              </table:table-cell>
              <table:table-cell office:value-type="float" office:value="0.0000282">
                <text:p>0.0000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0017642">
                <text:p>0.0017642</text:p>
              </table:table-cell>
              <table:table-cell office:value-type="float" office:value="0.0000282">
                <text:p>0.0000282</text:p>
              </table:table-cell>
              <table:table-cell office:value-type="float" office:value="0.0000282">
                <text:p>0.00002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0017528">
                <text:p>0.0017528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0017414">
                <text:p>0.0017414</text:p>
              </table:table-cell>
              <table:table-cell office:value-type="float" office:value="0.0000278">
                <text:p>0.0000278</text:p>
              </table:table-cell>
              <table:table-cell office:value-type="float" office:value="0.0000278">
                <text:p>0.00002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0017302">
                <text:p>0.0017302</text:p>
              </table:table-cell>
              <table:table-cell office:value-type="float" office:value="0.0000278">
                <text:p>0.0000278</text:p>
              </table:table-cell>
              <table:table-cell office:value-type="float" office:value="0.0000278">
                <text:p>0.00002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001719">
                <text:p>0.001719</text:p>
              </table:table-cell>
              <table:table-cell office:value-type="float" office:value="0.0000276">
                <text:p>0.0000276</text:p>
              </table:table-cell>
              <table:table-cell office:value-type="float" office:value="0.0000276">
                <text:p>0.00002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0017078">
                <text:p>0.0017078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274">
                <text:p>0.0000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0016967">
                <text:p>0.0016967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274">
                <text:p>0.00002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0016858">
                <text:p>0.0016858</text:p>
              </table:table-cell>
              <table:table-cell office:value-type="float" office:value="0.0000272">
                <text:p>0.0000272</text:p>
              </table:table-cell>
              <table:table-cell office:value-type="float" office:value="0.0000272">
                <text:p>0.0000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0016749">
                <text:p>0.0016749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001664">
                <text:p>0.001664</text:p>
              </table:table-cell>
              <table:table-cell office:value-type="float" office:value="0.0000268">
                <text:p>0.0000268</text:p>
              </table:table-cell>
              <table:table-cell office:value-type="float" office:value="0.0000268">
                <text:p>0.0000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0016533">
                <text:p>0.0016533</text:p>
              </table:table-cell>
              <table:table-cell office:value-type="float" office:value="0.0000268">
                <text:p>0.0000268</text:p>
              </table:table-cell>
              <table:table-cell office:value-type="float" office:value="0.0000268">
                <text:p>0.00002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0016426">
                <text:p>0.0016426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266">
                <text:p>0.0000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0016319">
                <text:p>0.0016319</text:p>
              </table:table-cell>
              <table:table-cell office:value-type="float" office:value="0.0000264">
                <text:p>0.0000264</text:p>
              </table:table-cell>
              <table:table-cell office:value-type="float" office:value="0.0000264">
                <text:p>0.0000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0016214">
                <text:p>0.0016214</text:p>
              </table:table-cell>
              <table:table-cell office:value-type="float" office:value="0.0000262">
                <text:p>0.0000262</text:p>
              </table:table-cell>
              <table:table-cell office:value-type="float" office:value="0.0000262">
                <text:p>0.00002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0016108">
                <text:p>0.0016108</text:p>
              </table:table-cell>
              <table:table-cell office:value-type="float" office:value="0.0000262">
                <text:p>0.0000262</text:p>
              </table:table-cell>
              <table:table-cell office:value-type="float" office:value="0.0000262">
                <text:p>0.00002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0016004">
                <text:p>0.001600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0015901">
                <text:p>0.0015901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0258">
                <text:p>0.0000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0015797">
                <text:p>0.0015797</text:p>
              </table:table-cell>
              <table:table-cell office:value-type="float" office:value="0.0000256">
                <text:p>0.0000256</text:p>
              </table:table-cell>
              <table:table-cell office:value-type="float" office:value="0.0000256">
                <text:p>0.0000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0015695">
                <text:p>0.0015695</text:p>
              </table:table-cell>
              <table:table-cell office:value-type="float" office:value="0.0000256">
                <text:p>0.0000256</text:p>
              </table:table-cell>
              <table:table-cell office:value-type="float" office:value="0.0000256">
                <text:p>0.0000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0015593">
                <text:p>0.0015593</text:p>
              </table:table-cell>
              <table:table-cell office:value-type="float" office:value="0.0000254">
                <text:p>0.0000254</text:p>
              </table:table-cell>
              <table:table-cell office:value-type="float" office:value="0.0000254">
                <text:p>0.0000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0015493">
                <text:p>0.0015493</text:p>
              </table:table-cell>
              <table:table-cell office:value-type="float" office:value="0.0000252">
                <text:p>0.0000252</text:p>
              </table:table-cell>
              <table:table-cell office:value-type="float" office:value="0.0000252">
                <text:p>0.00002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0015392">
                <text:p>0.001539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00239">
                <text:p>0.00239</text:p>
              </table:table-cell>
              <table:table-cell office:value-type="float" office:value="0.0097">
                <text:p>0.009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00451">
                <text:p>0.00451</text:p>
              </table:table-cell>
              <table:table-cell office:value-type="float" office:value="0.0167">
                <text:p>0.0167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00882">
                <text:p>0.00882</text:p>
              </table:table-cell>
              <table:table-cell office:value-type="float" office:value="0.0252">
                <text:p>0.0252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0161">
                <text:p>0.0161</text:p>
              </table:table-cell>
              <table:table-cell office:value-type="float" office:value="0.0342">
                <text:p>0.0342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0267">
                <text:p>0.0267</text:p>
              </table:table-cell>
              <table:table-cell office:value-type="float" office:value="0.0434">
                <text:p>0.0434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0411">
                <text:p>0.0411</text:p>
              </table:table-cell>
              <table:table-cell office:value-type="float" office:value="0.0554">
                <text:p>0.0554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0547">
                <text:p>0.0547</text:p>
              </table:table-cell>
              <table:table-cell office:value-type="float" office:value="0.0628">
                <text:p>0.0628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05896">
                <text:p>0.05896</text:p>
              </table:table-cell>
              <table:table-cell office:value-type="float" office:value="0.0622">
                <text:p>0.0622</text:p>
              </table:table-cell>
              <table:table-cell office:value-type="float" office:value="0.0622">
                <text:p>0.0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